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marker-start="Arrow" draw:fill="solid" draw:fill-color="#90aecc" draw:textarea-horizontal-align="justify" draw:textarea-vertical-align="middle" draw:auto-grow-height="false"/>
    </style:style>
    <style:style style:name="gr2" style:family="graphic" style:parent-style-name="objectwithoutfill">
      <style:graphic-properties draw:stroke="solid" draw:stroke-dash="Ultrafine_20_Dashed" svg:stroke-width="0.051cm" draw:marker-start="Arrow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marker-start="Arrow" draw:fill="solid" draw:fill-color="#eb613d" draw:textarea-horizontal-align="justify" draw:textarea-vertical-align="middle" draw:auto-grow-height="false"/>
    </style:style>
    <style:style style:name="gr4" style:family="graphic" style:parent-style-name="objectwithoutfill">
      <style:graphic-properties draw:stroke="solid" svg:stroke-width="0.051cm" draw:marker-start="Arrow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marker-start="Arrow" draw:fill="solid" draw:fill-color="#94bd5e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color="#ffffff" draw:marker-start="Arrow" draw:fill="solid" draw:fill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draw:stroke="solid" svg:stroke-width="0.051cm" svg:stroke-color="#000000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cm" svg:stroke-color="#000000" draw:marker-start="Arrow" draw:marker-start-width="0.2cm" draw:marker-end-width="0.2cm" draw:fill="solid" draw:fill-color="#94bd5e" draw:textarea-horizontal-align="justify" draw:textarea-vertical-align="middle" draw:auto-grow-height="false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051cm" svg:stroke-color="#000000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solid" svg:stroke-width="0.051cm" draw:marker-start="Arrow" draw:marker-start-width="0.277cm" draw:marker-end-width="0.277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solid" svg:stroke-width="0cm" svg:stroke-color="#000000" draw:marker-start="Arrow" draw:marker-start-width="0.2cm" draw:marker-end-width="0.2cm" draw:fill="solid" draw:fill-color="#eb613d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standard">
      <style:graphic-properties draw:stroke="solid" svg:stroke-color="#ffffff" draw:marker-start="Arrow" draw:marker-end="Arrow" draw:fill="solid" draw:fill-color="#000000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svg:stroke-width="0.051cm" draw:marker-start="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solid" draw:fill-color="#cbf19a" draw:textarea-horizontal-align="justify" draw:textarea-vertical-align="middle" draw:auto-grow-height="false"/>
    </style:style>
    <style:style style:name="gr2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8cm" svg:height="1cm" svg:x="1.122cm" svg:y="3.17cm">
          <text:p text:style-name="P1">pIK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321cm" svg:y1="1.743cm" svg:x2="10.322cm" svg:y2="5.87cm">
          <text:p/>
        </draw:line>
        <draw:custom-shape draw:style-name="gr3" draw:text-style-name="P1" draw:layer="layout" svg:width="3.1cm" svg:height="1cm" svg:x="13.322cm" svg:y="2.87cm">
          <text:p text:style-name="P1">pNF<text:span text:style-name="T1">κ</text:span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1.199cm" svg:height="6.027cm" draw:transform="rotate (1.5707963267949) translate (13.022cm 2.87cm)" svg:viewBox="0 0 1200 6028" draw:points="0,6028 1200,6028 1200,0 1200,92">
          <text:p/>
        </draw:polyline>
        <draw:line draw:style-name="gr4" draw:text-style-name="P1" draw:layer="layout" svg:x1="14.822cm" svg:y1="2.87cm" svg:x2="14.822cm" svg:y2="1.67cm">
          <text:p/>
        </draw:line>
        <draw:custom-shape draw:style-name="gr5" draw:text-style-name="P1" draw:layer="layout" svg:width="3.1cm" svg:height="1cm" svg:x="17.521cm" svg:y="5.069cm">
          <text:p text:style-name="P1">I<text:span text:style-name="T1">κ</text:span>B<text:span text:style-name="T1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cm" svg:y1="8.477cm" svg:x2="28.7cm" svg:y2="8.477cm">
          <text:p/>
        </draw:line>
        <draw:custom-shape draw:style-name="gr5" draw:text-style-name="P1" draw:layer="layout" svg:width="3.1cm" svg:height="1cm" svg:x="17.522cm" svg:y="11.37cm">
          <text:p text:style-name="P1">nI<text:span text:style-name="T1">κ</text:span>B<text:span text:style-name="T1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822cm" svg:y1="3.87cm" svg:x2="14.817cm" svg:y2="9.553cm">
          <text:p/>
        </draw:line>
        <draw:line draw:style-name="gr8" draw:text-style-name="P1" draw:layer="layout" svg:x1="10.321cm" svg:y1="6.062cm" svg:x2="10.333cm" svg:y2="11.864cm">
          <text:p/>
        </draw:line>
        <draw:polyline draw:style-name="gr9" draw:text-style-name="P1" draw:layer="layout" svg:width="4.096cm" svg:height="0cm" svg:x="13.422cm" svg:y="11.87cm" svg:viewBox="0 0 4097 0" draw:points="4097,0 94,0 0,0">
          <text:p/>
        </draw:polyline>
        <draw:line draw:style-name="gr10" draw:text-style-name="P1" draw:layer="layout" svg:x1="14.817cm" svg:y1="10.555cm" svg:x2="14.822cm" svg:y2="11.87cm">
          <text:p/>
        </draw:line>
        <draw:custom-shape draw:style-name="gr11" draw:text-style-name="P1" draw:layer="layout" svg:width="1cm" svg:height="1cm" svg:x="23.32cm" svg:y="5.06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4" draw:text-style-name="P1" draw:layer="layout" svg:x1="20.61cm" svg:y1="5.58cm" svg:x2="23.312cm" svg:y2="5.57cm">
          <text:p/>
        </draw:line>
        <draw:line draw:style-name="gr12" draw:text-style-name="P1" draw:layer="layout" svg:x1="3.927cm" svg:y1="3.677cm" svg:x2="10.322cm" svg:y2="3.67cm">
          <text:p/>
        </draw:line>
        <draw:custom-shape draw:style-name="gr3" draw:text-style-name="P1" draw:layer="layout" svg:width="3.1cm" svg:height="1cm" svg:x="7.219cm" svg:y="5.468cm">
          <text:p text:style-name="P1">NF<text:span text:style-name="T1">κ</text:span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1cm" svg:height="1cm" svg:x="10.32cm" svg:y="5.468cm">
          <text:p text:style-name="P1">I<text:span text:style-name="T1">κ</text:span>B<text:span text:style-name="T1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1cm" svg:height="1cm" svg:x="7.219cm" svg:y="11.367cm">
          <text:p text:style-name="P1">nNF<text:span text:style-name="T1">κ</text:span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1cm" svg:height="1cm" svg:x="10.32cm" svg:y="11.367cm">
          <text:p text:style-name="P1">nI<text:span text:style-name="T1">κ</text:span>B<text:span text:style-name="T1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3.355cm" svg:height="0.962cm" svg:x="1.022cm" svg:y="7.408cm">
          <draw:text-box>
            <text:p>cytoplasm</text:p>
          </draw:text-box>
        </draw:frame>
        <draw:frame draw:style-name="gr14" draw:layer="layout" svg:width="2.682cm" svg:height="0.962cm" svg:x="1.022cm" svg:y="8.47cm">
          <draw:text-box>
            <text:p>nucleus</text:p>
          </draw:text-box>
        </draw:frame>
        <draw:line draw:style-name="gr15" draw:text-style-name="P1" draw:layer="layout" svg:x1="22.156cm" svg:y1="6.971cm" svg:x2="22.137cm" svg:y2="5.595cm">
          <text:p/>
        </draw:line>
        <draw:line draw:style-name="gr4" draw:text-style-name="P1" draw:layer="layout" svg:x1="26.205cm" svg:y1="6.971cm" svg:x2="23.52cm" svg:y2="6.969cm">
          <text:p/>
        </draw:line>
        <draw:line draw:style-name="gr16" draw:text-style-name="P1" draw:layer="layout" svg:x1="23.65cm" svg:y1="7.265cm" svg:x2="26.228cm" svg:y2="7.271cm">
          <text:p/>
        </draw:line>
        <draw:polyline draw:style-name="gr15" draw:text-style-name="P1" draw:layer="layout" svg:width="8.789cm" svg:height="2.764cm" svg:x="16.265cm" svg:y="7.317cm" svg:viewBox="0 0 8790 2765" draw:points="0,2765 8790,2765 8790,0">
          <text:p/>
        </draw:polyline>
        <draw:line draw:style-name="gr17" draw:text-style-name="P1" draw:layer="layout" svg:x1="13.822cm" svg:y1="1.67cm" svg:x2="10.322cm" svg:y2="1.67cm">
          <text:p/>
        </draw:line>
        <draw:custom-shape draw:style-name="gr18" draw:text-style-name="P1" draw:layer="layout" svg:width="3.1cm" svg:height="1cm" svg:x="7.219cm" svg:y="1.167cm">
          <text:p text:style-name="P1">pNF<text:span text:style-name="T1">κ</text:span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1cm" svg:height="1cm" svg:x="10.32cm" svg:y="1.167cm">
          <text:p text:style-name="P1">pI<text:span text:style-name="T1">κ</text:span>B<text:span text:style-name="T1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1cm" svg:height="1cm" svg:x="17.419cm" svg:y="2.866cm">
          <text:p text:style-name="P1">pI<text:span text:style-name="T1">κ</text:span>B<text:span text:style-name="T1">α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9.122cm" svg:y1="6.07cm" svg:x2="19.162cm" svg:y2="11.363cm">
          <text:p/>
        </draw:line>
        <draw:custom-shape draw:style-name="gr19" draw:text-style-name="P1" draw:layer="layout" svg:width="1cm" svg:height="1cm" svg:x="23.121cm" svg:y="2.867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20" draw:text-style-name="P1" draw:layer="layout" svg:x1="20.522cm" svg:y1="3.369cm" svg:x2="23.089cm" svg:y2="3.37cm">
          <text:p/>
        </draw:line>
        <draw:custom-shape draw:style-name="gr21" draw:text-style-name="P1" draw:layer="layout" svg:width="3cm" svg:height="0.8cm" svg:x="20.651cm" svg:y="6.77cm">
          <text:p text:style-name="P1">mI<text:span text:style-name="T1">κ</text:span>B<text:span text:style-name="T1">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layer="layout" svg:width="6.319cm" svg:height="1.241cm" svg:x="3.971cm" svg:y="2.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2" draw:layer="layout" svg:width="1.999cm" svg:height="0.999cm" svg:x="9.859cm" svg:y="6.40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2" draw:layer="layout" svg:width="4.655cm" svg:height="0.53cm" svg:x="5.678cm" svg:y="10.48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layer="layout" svg:width="3.61cm" svg:height="0.53cm" svg:x="14.374cm" svg:y="1.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2" draw:layer="layout" svg:width="2.115cm" svg:height="0.53cm" svg:x="20.561cm" svg:y="2.75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2" draw:layer="layout" svg:width="2.224cm" svg:height="0.53cm" svg:x="14.865cm" svg:y="4.11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2" draw:layer="layout" svg:width="3.818cm" svg:height="0.53cm" svg:x="13.817cm" svg:y="11.91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2" draw:layer="layout" svg:width="1.897cm" svg:height="0.53cm" svg:x="17.147cm" svg:y="6.15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2" draw:layer="layout" svg:width="2.244cm" svg:height="0.53cm" svg:x="21.05cm" svg:y="4.95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2" draw:layer="layout" svg:width="2.231cm" svg:height="0.53cm" svg:x="23.697cm" svg:y="6.40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1" draw:text-style-name="P1" draw:layer="layout" svg:width="1cm" svg:height="1cm" svg:x="26.22cm" svg:y="6.668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2" draw:layer="layout" svg:width="0.2cm" svg:height="0.47cm" svg:x="13.65cm" svg:y="4.6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2" draw:layer="layout" svg:width="2.215cm" svg:height="0.53cm" svg:x="25.104cm" svg:y="7.72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3" draw:text-style-name="P1" draw:layer="layout" svg:width="3.1cm" svg:height="1cm" svg:x="13.221cm" svg:y="9.569cm">
          <text:p text:style-name="P1">nNF<text:span text:style-name="T1">κ</text:span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layer="layout" svg:width="3.76cm" svg:height="0.53cm" svg:x="6.479cm" svg:y="6.88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2" draw:layer="layout" svg:width="2.797cm" svg:height="0.53cm" svg:x="19.148cm" svg:y="10.45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2" draw:layer="layout" svg:width="3.107cm" svg:height="0.53cm" svg:x="14.865cm" svg:y="8.714cm">
          <draw:object xlink:href="./Object 15" xlink:type="simple" xlink:show="embed" xlink:actuate="onLoad"/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jamin Merkt</meta:initial-creator>
    <meta:creation-date>2013-03-11T13:47:12</meta:creation-date>
    <dc:date>2014-05-06T10:23:58</dc:date>
    <dc:creator>Benjamin Merkt</dc:creator>
    <meta:editing-duration>P7DT5H8M23S</meta:editing-duration>
    <meta:editing-cycles>85</meta:editing-cycles>
    <meta:generator>LibreOffice/3.5$Linux_X86_64 LibreOffice_project/350m1$Build-2</meta:generator>
    <meta:document-statistic meta:object-count="50"/>
  </office:meta>
</office:document-meta>
</file>

<file path=Object 1/content.xml><?xml version="1.0" encoding="utf-8"?>
<math xmlns="http://www.w3.org/1998/Math/MathML">
  <semantics>
    <mrow>
      <mfenced open="(" close=")">
        <mrow>
          <mfrac>
            <mrow>
              <mrow>
                <msub>
                  <mi mathvariant="normal">k</mi>
                  <mn>1</mn>
                </msub>
                <mo stretchy="false">⋅</mo>
                <mi>pIKK</mi>
              </mrow>
            </mrow>
            <mrow>
              <mrow>
                <mn>1</mn>
                <mo stretchy="false">+</mo>
                <mrow>
                  <msub>
                    <mi mathvariant="normal">k</mi>
                    <mn>11</mn>
                  </msub>
                  <mo stretchy="false">⋅</mo>
                  <mi>pIKK</mi>
                </mrow>
              </mrow>
            </mrow>
          </mfrac>
          <mrow>
            <mi/>
            <mo stretchy="false">+</mo>
            <mi/>
          </mrow>
          <msub>
            <mi mathvariant="normal">k</mi>
            <mn>1</mn>
          </msub>
          <mi mathvariant="normal">'</mi>
        </mrow>
      </mfenced>
      <mrow>
        <mi/>
        <mo stretchy="false">⋅</mo>
        <mi/>
      </mrow>
      <mrow>
        <mi>NF</mi>
        <mo stretchy="false">κ</mo>
        <mi mathvariant="normal">B</mi>
        <mo stretchy="false">∘</mo>
        <mi mathvariant="normal">I</mi>
        <mo stretchy="false">κ</mo>
        <mi mathvariant="normal">B</mi>
        <mo stretchy="false">α</mo>
      </mrow>
    </mrow>
    <annotation encoding="StarMath 5.0">left({k_1  cdot pIKK} over {1+k_11 cdot pIKK}  `+` k_1'right) ` cdot ` nospace {NF%kappa B circ I%kappa B%alpha}</annotation>
  </semantics>
</math>
</file>

<file path=Object 10/content.xml><?xml version="1.0" encoding="utf-8"?>
<math xmlns="http://www.w3.org/1998/Math/MathML">
  <semantics>
    <mrow>
      <msub>
        <mi mathvariant="normal">k</mi>
        <mn>6</mn>
      </msub>
      <mrow>
        <mi/>
        <mo stretchy="false">⋅</mo>
        <mi/>
      </mrow>
      <mrow>
        <mi>mI</mi>
        <mo stretchy="false">κ</mo>
        <mi mathvariant="normal">B</mi>
        <mo stretchy="false">α</mo>
      </mrow>
    </mrow>
    <annotation encoding="StarMath 5.0">k_6 `cdot` nospace {mI%kappa B%alpha}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sub>
        <mi mathvariant="normal">k</mi>
        <mn>5</mn>
      </msub>
      <mrow>
        <mi/>
        <mo stretchy="false">⋅</mo>
        <mi/>
      </mrow>
      <mrow>
        <mi>nNF</mi>
        <mo stretchy="false">κ</mo>
        <mi mathvariant="normal">B</mi>
      </mrow>
    </mrow>
    <annotation encoding="StarMath 5.0">k_5 `cdot` nospace {nNF%kappa B}</annotation>
  </semantics>
</math>
</file>

<file path=Object 13/content.xml><?xml version="1.0" encoding="utf-8"?>
<math xmlns="http://www.w3.org/1998/Math/MathML">
  <semantics>
    <mrow>
      <msub>
        <mi mathvariant="normal">k</mi>
        <mn>10</mn>
      </msub>
      <mrow>
        <mi/>
        <mo stretchy="false">⋅</mo>
        <mi/>
      </mrow>
      <mrow>
        <mi>nNF</mi>
        <mo stretchy="false">κ</mo>
        <mi mathvariant="normal">B</mi>
        <mo stretchy="false">∘</mo>
        <mi mathvariant="normal">n</mi>
        <mi mathvariant="normal">I</mi>
        <mo stretchy="false">κ</mo>
        <mi mathvariant="normal">B</mi>
        <mo stretchy="false">α</mo>
      </mrow>
    </mrow>
    <annotation encoding="StarMath 5.0">k_10 `cdot` nospace {nNF%kappa B circ n I%kappa B%alpha}</annotation>
  </semantics>
</math>
</file>

<file path=Object 14/content.xml><?xml version="1.0" encoding="utf-8"?>
<math xmlns="http://www.w3.org/1998/Math/MathML">
  <semantics>
    <mrow>
      <msub>
        <mi mathvariant="normal">k</mi>
        <mn>8</mn>
      </msub>
      <mrow>
        <mi/>
        <mo stretchy="false">⋅</mo>
        <mi/>
      </mrow>
      <msub>
        <mo stretchy="false">ρ</mo>
        <mi>vol</mi>
      </msub>
      <mrow>
        <mi/>
        <mo stretchy="false">⋅</mo>
        <mi/>
      </mrow>
      <mrow>
        <mi mathvariant="normal">I</mi>
        <mo stretchy="false">κ</mo>
        <mi mathvariant="normal">B</mi>
        <mo stretchy="false">α</mo>
      </mrow>
    </mrow>
    <annotation encoding="StarMath 5.0">k_8 `cdot` %rho_vol `cdot` nospace {I%kappa B%alpha}</annotation>
  </semantics>
</math>
</file>

<file path=Object 15/content.xml><?xml version="1.0" encoding="utf-8"?>
<math xmlns="http://www.w3.org/1998/Math/MathML">
  <semantics>
    <mrow>
      <msub>
        <mi mathvariant="normal">k</mi>
        <mn>3</mn>
      </msub>
      <mrow>
        <mi/>
        <mo stretchy="false">⋅</mo>
        <mi/>
      </mrow>
      <msub>
        <mo stretchy="false">ρ</mo>
        <mi>vol</mi>
      </msub>
      <mrow>
        <mi/>
        <mo stretchy="false">⋅</mo>
        <mi/>
      </mrow>
      <mrow>
        <mi>pNF</mi>
        <mo stretchy="false">κ</mo>
        <mi mathvariant="normal">B</mi>
      </mrow>
    </mrow>
    <annotation encoding="StarMath 5.0">k_3 `cdot` %rho_vol `cdot` nospace {pNF%kappa B}</annotation>
  </semantics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sub>
        <mi mathvariant="normal">k</mi>
        <mn>10</mn>
      </msub>
      <mrow>
        <mi/>
        <mo stretchy="false">⋅</mo>
        <mi/>
      </mrow>
      <msub>
        <mo stretchy="false">ρ</mo>
        <mi>vol</mi>
      </msub>
      <mrow>
        <mi/>
        <mo stretchy="false">⋅</mo>
        <mi/>
      </mrow>
      <mrow>
        <mi>nNF</mi>
        <mo stretchy="false">κ</mo>
        <mi mathvariant="normal">B</mi>
        <mo stretchy="false">∘</mo>
        <mi mathvariant="normal">n</mi>
        <mi mathvariant="normal">I</mi>
        <mo stretchy="false">κ</mo>
        <mi mathvariant="normal">B</mi>
        <mo stretchy="false">α</mo>
      </mrow>
    </mrow>
    <annotation encoding="StarMath 5.0">k_10 `cdot` %rho_vol `cdot` nospace {nNF%kappa B circ n I%kappa B%alpha}</annotation>
  </semantics>
</math>
</file>

<file path=Object 4/content.xml><?xml version="1.0" encoding="utf-8"?>
<math xmlns="http://www.w3.org/1998/Math/MathML">
  <semantics>
    <mrow>
      <msub>
        <mi mathvariant="normal">k</mi>
        <mn>2</mn>
      </msub>
      <mrow>
        <mi/>
        <mo stretchy="false">⋅</mo>
        <mi/>
      </mrow>
      <mrow>
        <mi>pNF</mi>
        <mo stretchy="false">κ</mo>
        <mi mathvariant="normal">B</mi>
        <mo stretchy="false">∘</mo>
        <mi>pI</mi>
        <mo stretchy="false">κ</mo>
        <mi mathvariant="normal">B</mi>
        <mo stretchy="false">α</mo>
      </mrow>
    </mrow>
    <annotation encoding="StarMath 5.0">k_2 `cdot` nospace {pNF%kappa B circ pI%kappa B%alpha}</annotation>
  </semantics>
</math>
</file>

<file path=Object 5/content.xml><?xml version="1.0" encoding="utf-8"?>
<math xmlns="http://www.w3.org/1998/Math/MathML">
  <semantics>
    <mrow>
      <msub>
        <mi mathvariant="normal">k</mi>
        <mn>4</mn>
      </msub>
      <mrow>
        <mi/>
        <mo stretchy="false">⋅</mo>
        <mi/>
      </mrow>
      <mrow>
        <mi>pI</mi>
        <mo stretchy="false">κ</mo>
        <mi mathvariant="normal">B</mi>
        <mo stretchy="false">α</mo>
      </mrow>
    </mrow>
    <annotation encoding="StarMath 5.0">k_4 `cdot` nospace {pI%kappa B%alpha}</annotation>
  </semantics>
</math>
</file>

<file path=Object 6/content.xml><?xml version="1.0" encoding="utf-8"?>
<math xmlns="http://www.w3.org/1998/Math/MathML">
  <semantics>
    <mrow>
      <msub>
        <mi mathvariant="normal">k</mi>
        <mn>3</mn>
      </msub>
      <mrow>
        <mi/>
        <mo stretchy="false">⋅</mo>
        <mi/>
      </mrow>
      <mrow>
        <mi>pNF</mi>
        <mo stretchy="false">κ</mo>
        <mi mathvariant="normal">B</mi>
      </mrow>
    </mrow>
    <annotation encoding="StarMath 5.0">k_3 `cdot` nospace {pNF%kappa B}</annotation>
  </semantics>
</math>
</file>

<file path=Object 7/content.xml><?xml version="1.0" encoding="utf-8"?>
<math xmlns="http://www.w3.org/1998/Math/MathML">
  <semantics>
    <mrow>
      <msub>
        <mi mathvariant="normal">k</mi>
        <mn>9</mn>
      </msub>
      <mrow>
        <mi/>
        <mo stretchy="false">⋅</mo>
        <mi/>
      </mrow>
      <mrow>
        <mi mathvariant="normal">n</mi>
        <mi>NF</mi>
        <mo stretchy="false">κ</mo>
        <mi mathvariant="normal">B</mi>
      </mrow>
      <mrow>
        <mi/>
        <mo stretchy="false">⋅</mo>
        <mi/>
      </mrow>
      <mrow>
        <mi mathvariant="normal">n</mi>
        <mi mathvariant="normal">I</mi>
        <mo stretchy="false">κ</mo>
        <mi mathvariant="normal">B</mi>
        <mo stretchy="false">α</mo>
      </mrow>
    </mrow>
    <annotation encoding="StarMath 5.0">k_9 `cdot` nospace{n NF%kappa B} `cdot` nospace{n I%kappa B%alpha}</annotation>
  </semantics>
</math>
</file>

<file path=Object 8/content.xml><?xml version="1.0" encoding="utf-8"?>
<math xmlns="http://www.w3.org/1998/Math/MathML">
  <semantics>
    <mrow>
      <msub>
        <mi mathvariant="normal">k</mi>
        <mn>8</mn>
      </msub>
      <mrow>
        <mi/>
        <mo stretchy="false">⋅</mo>
        <mi/>
      </mrow>
      <mrow>
        <mi mathvariant="normal">I</mi>
        <mo stretchy="false">κ</mo>
        <mi mathvariant="normal">B</mi>
        <mo stretchy="false">α</mo>
      </mrow>
    </mrow>
    <annotation encoding="StarMath 5.0">k_8 `cdot` nospace {I%kappa B%alpha}</annotation>
  </semantics>
</math>
</file>

<file path=Object 9/content.xml><?xml version="1.0" encoding="utf-8"?>
<math xmlns="http://www.w3.org/1998/Math/MathML">
  <semantics>
    <mrow>
      <msub>
        <mi mathvariant="normal">k</mi>
        <mn>7</mn>
      </msub>
      <mrow>
        <mi/>
        <mo stretchy="false">⋅</mo>
        <mi/>
      </mrow>
      <mrow>
        <mi>mI</mi>
        <mo stretchy="false">κ</mo>
        <mi mathvariant="normal">B</mi>
        <mo stretchy="false">α</mo>
      </mrow>
    </mrow>
    <annotation encoding="StarMath 5.0">k_7 `cdot` nospace {mI%kappa B%alpha}</annotation>
  </semantics>
</math>
</file>